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3.4736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2.905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4.4291in"/>
    </style:style>
    <style:style style:name="co10" style:family="table-column">
      <style:table-column-properties fo:break-before="auto" style:column-width="0.5575in"/>
    </style:style>
    <style:style style:name="co11" style:family="table-column">
      <style:table-column-properties fo:break-before="auto" style:column-width="0.4701in"/>
    </style:style>
    <style:style style:name="co12" style:family="table-column">
      <style:table-column-properties fo:break-before="auto" style:column-width="0.802in"/>
    </style:style>
    <style:style style:name="co13" style:family="table-column">
      <style:table-column-properties fo:break-before="auto" style:column-width="0.4791in"/>
    </style:style>
    <style:style style:name="co14" style:family="table-column">
      <style:table-column-properties fo:break-before="auto" style:column-width="1.6346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2839in"/>
    </style:style>
    <style:style style:name="co19" style:family="table-column">
      <style:table-column-properties fo:break-before="auto" style:column-width="0.661in"/>
    </style:style>
    <style:style style:name="co20" style:family="table-column">
      <style:table-column-properties fo:break-before="auto" style:column-width="0.2728in"/>
    </style:style>
    <style:style style:name="co21" style:family="table-column">
      <style:table-column-properties fo:break-before="auto" style:column-width="0.6445in"/>
    </style:style>
    <style:style style:name="co22" style:family="table-column">
      <style:table-column-properties fo:break-before="auto" style:column-width="1.113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5945in"/>
    </style:style>
    <style:style style:name="co25" style:family="table-column">
      <style:table-column-properties fo:break-before="auto" style:column-width="0.9283in"/>
    </style:style>
    <style:style style:name="co26" style:family="table-column">
      <style:table-column-properties fo:break-before="auto" style:column-width="1.0484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1.2563in"/>
    </style:style>
    <style:style style:name="co29" style:family="table-column">
      <style:table-column-properties fo:break-before="auto" style:column-width="1.7043in"/>
    </style:style>
    <style:style style:name="co30" style:family="table-column">
      <style:table-column-properties fo:break-before="auto" style:column-width="0.7425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626in"/>
    </style:style>
    <style:style style:name="co33" style:family="table-column">
      <style:table-column-properties fo:break-before="auto" style:column-width="0.8736in"/>
    </style:style>
    <style:style style:name="co34" style:family="table-column">
      <style:table-column-properties fo:break-before="auto" style:column-width="1.1028in"/>
    </style:style>
    <style:style style:name="co35" style:family="table-column">
      <style:table-column-properties fo:break-before="auto" style:column-width="1.8244in"/>
    </style:style>
    <style:style style:name="co36" style:family="table-column">
      <style:table-column-properties fo:break-before="auto" style:column-width="1.748in"/>
    </style:style>
    <style:style style:name="co37" style:family="table-column">
      <style:table-column-properties fo:break-before="auto" style:column-width="2.8516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8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20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color="#ffffff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8080"/>
      <style:text-properties fo:color="#000000"/>
    </style:style>
    <style:style style:name="ce32" style:family="table-cell" style:parent-style-name="Default">
      <style:table-cell-properties fo:background-color="#ff8080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ackground-color="#00ff00"/>
    </style:style>
    <style:style style:name="ce34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00ff00"/>
      <style:text-properties fo:color="#000000"/>
    </style:style>
    <style:style style:name="ce36" style:family="table-cell" style:parent-style-name="Default">
      <style:table-cell-properties fo:background-color="#00ff00"/>
      <style:text-properties fo:color="#000000" fo:font-weight="normal" style:font-weight-asian="normal" style:font-weight-complex="normal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8080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5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51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ext-properties fo:font-weight="bold" style:font-weight-asian="bold" style:font-weight-complex="bold"/>
    </style:style>
    <style:style style:name="ce54" style:family="table-cell" style:parent-style-name="Default" style:data-style-name="N122"/>
    <style:style style:name="ce5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7" style:family="table-cell" style:parent-style-name="Default" style:data-style-name="N1"/>
    <style:style style:name="ce58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21"/>
    <style:style style:name="ce6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37"/>
    <style:style style:name="ce6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style:text-align-source="value-type" style:repeat-content="false"/>
      <style:paragraph-properties fo:margin-left="0in"/>
    </style:style>
    <style:style style:name="ce64" style:family="table-cell" style:parent-style-name="Default">
      <style:table-cell-properties fo:background-color="#b3b3b3"/>
      <style:text-properties fo:color="#b3b3b3"/>
    </style:style>
    <style:style style:name="ce65" style:family="table-cell" style:parent-style-name="Default">
      <style:table-cell-properties fo:background-color="#b3b3b3"/>
    </style:style>
    <style:style style:name="ce66" style:family="table-cell" style:parent-style-name="Default">
      <style:table-cell-properties fo:background-color="#b3b3b3"/>
      <style:text-properties fo:color="#000000"/>
    </style:style>
    <style:style style:name="ce67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5" office:value-type="float" office:value="5015">
            <text:p>5015</text:p>
          </table:table-cell>
          <table:table-cell office:value-type="string">
            <text:p>&lt;-----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9"/>
          <table:table-cell table:style-name="ce1"/>
          <table:table-cell table:number-columns-repeated="2"/>
          <table:table-cell table:style-name="ce1" table:number-columns-repeated="247"/>
        </table:table-row>
        <table:table-row table:style-name="ro1">
          <table:table-cell table:style-name="ce2" office:value-type="string">
            <text:p>pdb.values</text:p>
          </table:table-cell>
          <table:table-cell table:style-name="ce6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6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6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6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6"/>
          <table:table-cell/>
          <table:table-cell table:style-name="ce8" office:value-type="string">
            <text:p>August 16, 23:45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number-columns-repeated="251"/>
        </table:table-row>
        <table:table-row table:style-name="ro2">
          <table:table-cell table:style-name="ce1"/>
          <table:table-cell/>
          <table:table-cell table:style-name="ce10" office:value-type="string" table:number-columns-spanned="2" table:number-rows-spanned="1">
            <text:p>Fast PDB</text:p>
          </table:table-cell>
          <table:covered-table-cell table:style-name="ce21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1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4"/>
          <table:table-cell table:style-name="ce24" office:value-type="string">
            <text:p>Pico7c, PicoStringDoesNotOverrideRascalString2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5"/>
          <table:table-cell table:style-name="ce23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4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4" office:value-type="string">
            <text:p>moduleAndLocalVarDeclaration</text:p>
          </table:table-cell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4" office:value-type="string">
            <text:p>readAterm functions fail</text:p>
          </table:table-cell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4" office:value-type="string">
            <text:p>Most tests fail</text:p>
          </table:table-cell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4" office:value-type="string">
            <text:p>Drepl: visit does not enter list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1" office:value-type="string">
            <text:p>Status</text:p>
          </table:table-cell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6"/>
          <table:table-cell table:style-name="ce24" office:value-type="string">
            <text:p>null pointer</text:p>
          </table:table-cell>
          <table:table-cell table:number-columns-repeated="249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7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ConcretePicoTypecheck</text:p>
          </table:table-cell>
          <table:table-cell/>
          <table:table-cell table:style-name="ce14"/>
          <table:table-cell table:style-name="ce24" office:value-type="string">
            <text:p>Confusion Pico strCon versus Rascal str</text:p>
          </table:table-cell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D</text:p>
          </table:table-cell>
          <table:table-cell/>
          <table:table-cell table:style-name="ce14"/>
          <table:table-cell table:style-name="ce24" office:value-type="string">
            <text:p>undeclared: input</text:p>
          </table:table-cell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8"/>
          <table:table-cell table:style-name="ce24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4"/>
          <table:table-cell table:style-name="ce8" office:value-type="string">
            <text:p>type error</text:p>
          </table:table-cell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3"/>
          <table:table-cell table:number-columns-repeated="250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9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1" office:value-type="string">
            <text:p>Status</text:p>
          </table:table-cell>
          <table:table-cell table:style-name="ce25"/>
          <table:table-cell table:number-columns-repeated="2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20"/>
          <table:table-cell table:style-name="ce26"/>
          <table:table-cell table:number-columns-repeated="249"/>
        </table:table-row>
        <table:table-row table:style-name="ro1" table:number-rows-repeated="65431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48"/>
        <table:table-column table:style-name="co13" table:default-cell-style-name="ce8"/>
        <table:table-column table:style-name="co7" table:number-columns-repeated="1018" table:default-cell-style-name="Default"/>
        <table:table-row table:style-name="ro1">
          <table:table-cell/>
          <table:table-cell table:style-name="ce1" office:value-type="string">
            <text:p>Rascal language features (Open issues)</text:p>
          </table:table-cell>
          <table:table-cell table:style-name="ce1" office:value-type="string">
            <text:p>Priority</text:p>
          </table:table-cell>
          <table:table-cell table:style-name="ce9" office:value-type="string">
            <text:p>Work</text:p>
          </table:table-cell>
          <table:table-cell table:style-name="ce47" office:value-type="string">
            <text:p>Completed</text:p>
          </table:table-cell>
          <table:table-cell table:style-name="ce9" office:value-type="string">
            <text:p>Who</text:p>
          </table:table-cell>
          <table:table-cell office:value-type="string">
            <text:p>Release IV</text:p>
          </table:table-cell>
          <table:table-cell office:value-type="string">
            <text:p>Release V</text:p>
          </table:table-cell>
          <table:table-cell office:value-type="string">
            <text:p>Releas VI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ays</text:p>
          </table:table-cell>
          <table:table-cell table:number-columns-repeated="2"/>
          <table:table-cell office:value-type="string">
            <text:p>Sept, 2009</text:p>
          </table:table-cell>
          <table:table-cell office:value-type="string">
            <text:p>Oct, 2009</text:p>
          </table:table-cell>
          <table:table-cell office:value-type="string">
            <text:p>Jan 20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/>
          <table:table-cell table:style-name="ce31" office:value-type="string">
            <text:p>Programmable strategies/traversal schemas</text:p>
          </table:table-cell>
          <table:table-cell table:style-name="ce40"/>
          <table:table-cell table:style-name="ce42" office:value-type="float" office:value="10">
            <text:p>10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Splicing versus antisplicing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8"/>
          <table:table-cell table:style-name="ce31" office:value-type="string">
            <text:p>Lexicals/Layout/Lexical constructors</text:p>
          </table:table-cell>
          <table:table-cell table:style-name="ce40" office:value-type="float" office:value="2">
            <text:p>2</text:p>
          </table:table-cell>
          <table:table-cell table:style-name="ce43" office:value-type="float" office:value="5">
            <text:p>5</text:p>
          </table:table-cell>
          <table:table-cell table:style-name="ce50" office:value-type="percentage" office:value="0">
            <text:p>0%</text:p>
          </table:table-cell>
          <table:table-cell table:style-name="ce43"/>
          <table:table-cell table:style-name="ce28"/>
          <table:table-cell table:style-name="ce28" office:value-type="string">
            <text:p>x</text:p>
          </table:table-cell>
          <table:table-cell table:style-name="ce28" table:number-columns-repeated="1014"/>
          <table:table-cell table:style-name="ce27" table:number-columns-repeated="2"/>
        </table:table-row>
        <table:table-row table:style-name="ro1">
          <table:table-cell table:style-name="ce27"/>
          <table:table-cell table:style-name="ce31" office:value-type="string">
            <text:p>Dynamic variables</text:p>
          </table:table-cell>
          <table:table-cell table:style-name="ce40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Pattern driven function invocation (= <text:s/>dispatch based on matching)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Extend feature (~ import)</text:p>
          </table:table-cell>
          <table:table-cell table:style-name="ce40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7"/>
          <table:table-cell table:style-name="ce31" office:value-type="string">
            <text:p>Syntax rules/patterns/parsing interface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30">
            <text:p>30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9"/>
          <table:table-cell table:style-name="ce32" office:value-type="string">
            <text:p>Rascal User manual</text:p>
          </table:table-cell>
          <table:table-cell table:style-name="ce41" office:value-type="float" office:value="1">
            <text:p>1</text:p>
          </table:table-cell>
          <table:table-cell table:style-name="ce44" office:value-type="float" office:value="40">
            <text:p>40</text:p>
          </table:table-cell>
          <table:table-cell table:style-name="ce51" office:value-type="percentage" office:value="0.9">
            <text:p>90%</text:p>
          </table:table-cell>
          <table:table-cell table:style-name="ce44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 table:number-columns-repeated="1015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Enumerator does deep visit of nodes, replace by visit of children</text:p>
          </table:table-cell>
          <table:table-cell table:style-name="ce41" office:value-type="float" office:value="1">
            <text:p>1</text:p>
          </table:table-cell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Add a bag datatype</text:p>
          </table:table-cell>
          <table:table-cell table:style-name="ce41" office:value-type="float" office:value="3">
            <text:p>3</text:p>
          </table:table-cell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View mechanism</text:p>
          </table:table-cell>
          <table:table-cell table:style-name="ce41" office:value-type="float" office:value="2">
            <text:p>2</text:p>
          </table:table-cell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List NonTerminal Type operators +, [], - (What do we mean here)?</text:p>
          </table:table-cell>
          <table:table-cell table:style-name="ce41"/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fun keyword in types?</text:p>
          </table:table-cell>
          <table:table-cell table:style-name="ce41"/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Add ( and ) around Type disambiguator, e.g (Symbol *) ` … `</text:p>
          </table:table-cell>
          <table:table-cell table:style-name="ce41"/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Solved issues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3" office:value-type="string">
            <text:p>Parameterized type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Assignmnent operators</text:p>
          </table:table-cell>
          <table:table-cell table:style-name="ce27"/>
          <table:table-cell table:style-name="ce42" office:value-type="float" office:value="0.2">
            <text:p>0.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mport SDF modules &amp; parsing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Test cases concrete synta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l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struction of concrete list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Extend REPL with concrete synta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Library functions for parsing source text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ultiple results in comprehensions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Remove # for function parameters and calls to function parameters</text:p>
          </table:table-cell>
          <table:table-cell table:style-name="ce29"/>
          <table:table-cell table:style-name="ce44" office:value-type="float" office:value="1">
            <text:p>1</text:p>
          </table:table-cell>
          <table:table-cell table:style-name="ce51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Function type should be first class citizen</text:p>
          </table:table-cell>
          <table:table-cell table:style-name="ce29"/>
          <table:table-cell table:style-name="ce44" office:value-type="float" office:value="3">
            <text:p>3</text:p>
          </table:table-cell>
          <table:table-cell table:style-name="ce51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5" office:value-type="string">
            <text:p>Tags verplaatsen a la Java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5" office:value-type="string">
            <text:p>Type literals/Type quoting (amongst others for parse functions)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9"/>
          <table:table-cell table:style-name="ce36" office:value-type="string">
            <text:p>What does enumerator over map do (keys versus values)? =&gt; keys</text:p>
          </table:table-cell>
          <table:table-cell table:style-name="ce41" office:value-type="float" office:value="1">
            <text:p>1</text:p>
          </table:table-cell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closed/postponed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Operators as values (abolished)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Separating AC an A versions of + and * (see proposal sheet)</text:p>
          </table:table-cell>
          <table:table-cell table:style-name="ce29"/>
          <table:table-cell table:style-name="ce44"/>
          <table:table-cell table:style-name="ce51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Typing of comparison/addition operators in polymorphic functions in library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Break/continue</text:p>
          </table:table-cell>
          <table:table-cell table:style-name="ce27"/>
          <table:table-cell table:style-name="ce42" office:value-type="string">
            <text:p><text:s/>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Matching: Map? AC? Lexical?</text:p>
          </table:table-cell>
          <table:table-cell table:style-name="ce27"/>
          <table:table-cell table:style-name="ce42" office:value-type="string">
            <text:p><text:s/>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1"/>
          <table:table-cell table:style-name="ce9"/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/>
          <table:table-cell table:style-name="ce39" office:value-type="string">
            <text:p>Ambiguities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Library functions for handling AsFi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9" office:value-type="string">
            <text:p>Handling errors in SDF module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Tijs/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9" office:value-type="string">
            <text:p>“IDE” for SDF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Undo side-effects during backtracking + add tests/demo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.8">
            <text:p>80%</text:p>
          </table:table-cell>
          <table:table-cell table:style-name="ce42" office:value-type="string">
            <text:p>Tijs + 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Convert all old demos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.95">
            <text:p>95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We need an Error datatype in the library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Deployment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.85">
            <text:p>85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Debug features in RascalShell</text:p>
          </table:table-cell>
          <table:table-cell table:style-name="ce27"/>
          <table:table-cell table:style-name="ce42" office:value-type="float" office:value="75">
            <text:p>75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Emilie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Eclipse/IMP environment</text:p>
          </table:table-cell>
          <table:table-cell table:style-name="ce27"/>
          <table:table-cell table:style-name="ce42" office:value-type="float" office:value="7">
            <text:p>7</text:p>
          </table:table-cell>
          <table:table-cell table:style-name="ce49" office:value-type="percentage" office:value="0.8">
            <text:p>8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Eclipse console</text:p>
          </table:table-cell>
          <table:table-cell table:style-name="ce27"/>
          <table:table-cell table:style-name="ce42" office:value-type="float" office:value="10">
            <text:p>10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New Parsing technology</text:p>
          </table:table-cell>
          <table:table-cell table:style-name="ce27"/>
          <table:table-cell table:style-name="ce42" office:value-type="float" office:value="60">
            <text:p>60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Break/continue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Typecheck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Add -dTest flag that runs all test statements and report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Remove UnitTest library and adjust all tests in demo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Implementation (solved issues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3" office:value-type="string">
            <text:p>Shared PDB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Binary Serialisatie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Fail gracefully (we need more robustness tests)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ntroduce “experiments” folder for unfinished demos/experiments/etc.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Refactoring of Result class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- join</text:p>
          </table:table-cell>
          <table:table-cell table:style-name="ce27"/>
          <table:table-cell table:style-name="ce42" office:value-type="float" office:value="0.2">
            <text:p>0.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 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Unify message strings for each exception type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nt versus BigInteger, double versus BigDecimal.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ake posinfo annotations available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nect AsFix types to Rascal type system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3" office:value-type="string">
            <text:p>Concrete syntax pattern matching (listmatching, layout, ...)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42" office:value-type="string">
            <text:p>Jurgen/Paul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3" office:value-type="string">
            <text:p>Add search path for imports (including SDF imports)</text:p>
          </table:table-cell>
          <table:table-cell table:style-name="ce27"/>
          <table:table-cell table:style-name="ce42"/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ake locations uniform for files and URLs; Add library function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Regexps: splicing, shadowing, repeti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30"/>
          <table:table-cell table:style-name="ce30" office:value-type="string">
            <text:p>Implementation (closed/postponend issues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Improve performance: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- attach info to AST (e.g. resolved functions) to avoid recomputa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- cache types and pattern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- tail recursion elimina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- check for matching rules before constructing a new tree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Various projects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Rascal mode for VIM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Rascal mode for Emac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Extend the graph library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Interface with Bisumulation Check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Interface with a SAT solv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Import facility for SVN/CVS versioning data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3">
          <table:table-cell table:style-name="ce27"/>
          <table:table-cell table:style-name="ce37" office:value-type="string">
            <text:p>Visualisation tool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style-name="ce9"/>
          <table:table-cell table:style-name="ce9" table:formula="of:=SUM([.D4:.D94])" office:value-type="float" office:value="310.9">
            <text:p>310.9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Still To Do:</text:p>
          </table:table-cell>
          <table:table-cell table:style-name="ce9"/>
          <table:table-cell table:style-name="ce46" table:formula="of:=[.D98]-SUMPRODUCT([.D4:.D94];[.E4:.E94])" office:value-type="float" office:value="145.6">
            <text:p>145.6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 table:number-rows-repeated="65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4" table:default-cell-style-name="ce54"/>
        <table:table-column table:style-name="co7" table:default-cell-style-name="ce56"/>
        <table:table-column table:style-name="co15" table:default-cell-style-name="ce54"/>
        <table:table-column table:style-name="co16" table:default-cell-style-name="ce57"/>
        <table:table-column table:style-name="co17" table:default-cell-style-name="ce54"/>
        <table:table-column table:style-name="co18" table:default-cell-style-name="ce57"/>
        <table:table-column table:style-name="co19" table:default-cell-style-name="ce54"/>
        <table:table-column table:style-name="co20" table:default-cell-style-name="ce57"/>
        <table:table-column table:style-name="co21" table:default-cell-style-name="ce59"/>
        <table:table-column table:style-name="co22" table:default-cell-style-name="ce54"/>
        <table:table-column table:style-name="co7" table:default-cell-style-name="Default"/>
        <table:table-column table:style-name="co23" table:default-cell-style-name="Default"/>
        <table:table-column table:style-name="co7" table:number-columns-repeated="244" table:default-cell-style-name="ce54"/>
        <table:table-row table:style-name="ro1">
          <table:table-cell table:style-name="ce53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5"/>
          <table:table-cell table:style-name="ce55" office:value-type="string">
            <text:p>Computer</text:p>
          </table:table-cell>
          <table:table-cell table:style-name="ce55" office:value-type="string">
            <text:p>Java</text:p>
          </table:table-cell>
          <table:table-cell table:style-name="ce58"/>
          <table:table-cell table:style-name="ce55" office:value-type="string">
            <text:p>ASF comp</text:p>
          </table:table-cell>
          <table:table-cell table:style-name="ce58"/>
          <table:table-cell table:style-name="ce55" office:value-type="string">
            <text:p>Rascal</text:p>
          </table:table-cell>
          <table:table-cell table:style-name="ce1"/>
          <table:table-cell table:style-name="ce60" office:value-type="string">
            <text:p>ASF int.</text:p>
          </table:table-cell>
          <table:table-cell table:style-name="ce55" office:value-type="string">
            <text:p>Ruby</text:p>
          </table:table-cell>
          <table:table-cell table:style-name="ce1" table:number-columns-repeated="2"/>
          <table:table-cell table:style-name="ce55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5"/>
        </table:table-row>
        <table:table-row table:style-name="ro1">
          <table:table-cell table:style-name="ce61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  <table:table-cell table:style-name="ce61" office:value-type="date" office:date-value="2009-08-16">
            <text:p>08/16/09</text:p>
          </table:table-cell>
        </table:table-row>
        <table:table-row table:style-name="ro1">
          <table:table-cell table:style-name="ce61"/>
          <table:table-cell table:number-columns-repeated="5"/>
        </table:table-row>
        <table:table-row table:style-name="ro1">
          <table:table-cell/>
          <table:table-cell table:style-name="ce8" office:value-type="string">
            <text:p>LOC</text:p>
          </table:table-cell>
          <table:table-cell table:number-columns-repeated="4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 table:number-columns-repeated="2"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 table:number-columns-repeated="2"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 table:number-columns-repeated="2"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OC</text:p>
          </table:table-cell>
          <table:table-cell office:value-type="string">
            <text:p>Tests</text:p>
          </table:table-cell>
          <table:table-cell table:number-columns-repeated="3"/>
        </table:table-row>
        <table:table-row table:style-name="ro1">
          <table:table-cell office:value-type="string">
            <text:p>rascal</text:p>
          </table:table-cell>
          <table:table-cell office:value-type="float" office:value="106976">
            <text:p>106976</text:p>
          </table:table-cell>
          <table:table-cell office:value-type="float" office:value="5015">
            <text:p>5015</text:p>
          </table:table-cell>
          <table:table-cell table:number-columns-repeated="3"/>
        </table:table-row>
        <table:table-row table:style-name="ro1">
          <table:table-cell office:value-type="string">
            <text:p>rascal-eclipse</text:p>
          </table:table-cell>
          <table:table-cell office:value-type="float" office:value="53054">
            <text:p>5305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db-shared</text:p>
          </table:table-cell>
          <table:table-cell office:value-type="float" office:value="23492">
            <text:p>23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SUM([.B18:.B20])" office:value-type="float" office:value="183522">
            <text:p>183522</text:p>
          </table:table-cell>
          <table:table-cell table:style-name="ce9" table:formula="of:=SUM([.C18:.C20])" office:value-type="float" office:value="5017">
            <text:p>5017</text:p>
          </table:table-cell>
          <table:table-cell table:number-columns-repeated="3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4"/>
          <table:table-cell table:style-name="ce35" office:value-type="string">
            <text:p>+</text:p>
          </table:table-cell>
          <table:table-cell table:style-name="ce35" office:value-type="string">
            <text:p>+</text:p>
          </table:table-cell>
          <table:table-cell table:style-name="ce35" office:value-type="string">
            <text:p>+</text:p>
          </table:table-cell>
          <table:table-cell table:style-name="ce35" office:value-type="string">
            <text:p>concat</text:p>
          </table:table-cell>
          <table:table-cell table:style-name="ce35" office:value-type="string">
            <text:p>union</text:p>
          </table:table-cell>
          <table:table-cell table:style-name="ce35" office:value-type="string">
            <text:p>join</text:p>
          </table:table-cell>
          <table:table-cell table:style-name="ce35"/>
          <table:table-cell table:style-name="ce35" office:value-type="string">
            <text:p>union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3"/>
          <table:table-cell table:style-name="ce64"/>
          <table:table-cell table:style-name="ce35" table:number-columns-repeated="8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4"/>
          <table:table-cell table:style-name="ce33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65"/>
          <table:table-cell table:style-name="ce33" office:value-type="string">
            <text:p>subtract</text:p>
          </table:table-cell>
          <table:table-cell table:style-name="ce33" office:value-type="string">
            <text:p>subtract</text:p>
          </table:table-cell>
          <table:table-cell table:style-name="ce33" office:value-type="string">
            <text:p>remove</text:p>
          </table:table-cell>
          <table:table-cell table:style-name="ce65"/>
          <table:table-cell table:style-name="ce33" office:value-type="string">
            <text:p>subtra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33" table:number-columns-repeated="2"/>
          <table:table-cell table:style-name="ce65"/>
          <table:table-cell table:style-name="ce33" table:number-columns-repeated="3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4"/>
          <table:table-cell table:style-name="ce33" office:value-type="string">
            <text:p><text:s/>*</text:p>
          </table:table-cell>
          <table:table-cell table:style-name="ce33" office:value-type="string">
            <text:p>*</text:p>
          </table:table-cell>
          <table:table-cell table:style-name="ce65"/>
          <table:table-cell table:style-name="ce33" office:value-type="string">
            <text:p>Cart prod</text:p>
          </table:table-cell>
          <table:table-cell table:style-name="ce33" office:value-type="string">
            <text:p>Carth prod</text:p>
          </table:table-cell>
          <table:table-cell table:style-name="ce6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33" table:number-columns-repeated="2"/>
          <table:table-cell table:style-name="ce65"/>
          <table:table-cell table:style-name="ce33" table:number-columns-repeated="2"/>
          <table:table-cell table:style-name="ce6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4"/>
          <table:table-cell table:style-name="ce33" office:value-type="string">
            <text:p>/</text:p>
          </table:table-cell>
          <table:table-cell table:style-name="ce33" office:value-type="string">
            <text:p>/</text:p>
          </table:table-cell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33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4"/>
          <table:table-cell table:style-name="ce33" office:value-type="string">
            <text:p>remainder</text:p>
          </table:table-cell>
          <table:table-cell table:style-name="ce6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33"/>
          <table:table-cell table:style-name="ce6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4"/>
          <table:table-cell table:style-name="ce65" table:number-columns-repeated="4"/>
          <table:table-cell table:style-name="ce33" office:value-type="string">
            <text:p>intersect</text:p>
          </table:table-cell>
          <table:table-cell table:style-name="ce33" office:value-type="string">
            <text:p>common</text:p>
          </table:table-cell>
          <table:table-cell table:style-name="ce65"/>
          <table:table-cell table:style-name="ce33" office:value-type="string">
            <text:p>interse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65" table:number-columns-repeated="4"/>
          <table:table-cell table:style-name="ce33" table:number-columns-repeated="2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4"/>
          <table:table-cell table:style-name="ce65" table:number-columns-repeated="7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65" table:number-columns-repeated="7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5"/>
          <table:table-cell table:style-name="ce33" office:value-type="string">
            <text:p>&lt;</text:p>
          </table:table-cell>
          <table:table-cell table:style-name="ce33" office:value-type="string">
            <text:p>&lt;</text:p>
          </table:table-cell>
          <table:table-cell table:style-name="ce33" office:value-type="string">
            <text:p>compareTo</text:p>
          </table:table-cell>
          <table:table-cell table:style-name="ce33" office:value-type="string">
            <text:p>compareList</text:p>
          </table:table-cell>
          <table:table-cell table:style-name="ce33" office:value-type="string">
            <text:p>isSubset</text:p>
          </table:table-cell>
          <table:table-cell table:style-name="ce33" office:value-type="string">
            <text:p>isSubMap</text:p>
          </table:table-cell>
          <table:table-cell table:style-name="ce33"/>
          <table:table-cell table:style-name="ce33" office:value-type="string">
            <text:p>isSubSet</text:p>
          </table:table-cell>
          <table:table-cell table:style-name="ce3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/>
          <table:table-cell table:style-name="ce33" table:number-columns-repeated="3"/>
          <table:table-cell table:style-name="ce33" office:value-type="string">
            <text:p>(Evaluator)</text:p>
          </table:table-cell>
          <table:table-cell table:style-name="ce33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5"/>
          <table:table-cell table:style-name="ce33" office:value-type="string">
            <text:p>&lt;=</text:p>
          </table:table-cell>
          <table:table-cell table:style-name="ce33" office:value-type="string">
            <text:p>&l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5"/>
          <table:table-cell table:style-name="ce33" office:value-type="string">
            <text:p>&gt;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5"/>
          <table:table-cell table:style-name="ce33" office:value-type="string">
            <text:p>&gt;=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3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3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3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3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5" table:number-columns-repeated="4"/>
          <table:table-cell table:style-name="ce33" office:value-type="string">
            <text:p>in (Evaluator)</text:p>
          </table:table-cell>
          <table:table-cell table:style-name="ce33" office:value-type="string">
            <text:p>contains</text:p>
          </table:table-cell>
          <table:table-cell table:style-name="ce33" office:value-type="string">
            <text:p>contains</text:p>
          </table:table-cell>
          <table:table-cell table:style-name="ce65"/>
          <table:table-cell table:style-name="ce33" office:value-type="string">
            <text:p>contains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 table:number-columns-repeated="4"/>
          <table:table-cell table:style-name="ce33" table:number-columns-repeated="3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5" table:number-columns-repeated="4"/>
          <table:table-cell table:style-name="ce33" table:number-columns-repeated="3"/>
          <table:table-cell table:style-name="ce65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 table:number-columns-repeated="4"/>
          <table:table-cell table:style-name="ce33" table:number-columns-repeated="3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2"/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2" table:number-columns-repeated="2"/>
          <table:table-cell table:style-name="ce33" table:number-columns-repeated="7"/>
          <table:table-cell table:style-name="ce65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7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3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5" table:number-columns-repeated="8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 table:number-columns-repeated="8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5" table:number-columns-repeated="8"/>
          <table:table-cell table:style-name="ce33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 table:number-columns-repeated="8"/>
          <table:table-cell table:style-name="ce33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5"/>
          <table:table-cell table:style-name="ce33" table:number-columns-repeated="2"/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5"/>
          <table:table-cell table:style-name="ce33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3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5" table:number-columns-repeated="7"/>
          <table:table-cell table:style-name="ce33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7"/>
          <table:table-cell table:style-name="ce33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5" table:number-columns-repeated="4"/>
          <table:table-cell table:style-name="ce33"/>
          <table:table-cell table:style-name="ce65"/>
          <table:table-cell table:style-name="ce3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4"/>
          <table:table-cell table:style-name="ce33"/>
          <table:table-cell table:style-name="ce65"/>
          <table:table-cell table:style-name="ce3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5" table:default-cell-style-name="ce33"/>
        <table:table-column table:style-name="co35" table:default-cell-style-name="Default"/>
        <table:table-column table:style-name="co7" table:number-columns-repeated="254" table:default-cell-style-name="Default"/>
        <table:table-row table:style-name="ro1">
          <table:table-cell table:style-name="ce68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2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3"/>
        <table:table-column table:style-name="co7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4">
          <table:table-cell table:style-name="ce65"/>
          <table:table-cell table:style-name="ce65" office:value-type="string">
            <text:p>lis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length()</text:p>
          </table:table-cell>
          <table:table-cell table:style-name="ce2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map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table:style-name="ce2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se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relation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+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office:value-type="string">
            <text:p>AC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/>
          <table:table-cell table:number-columns-repeated="243"/>
        </table:table-row>
        <table:table-row table:style-name="ro1">
          <table:table-cell/>
          <table:table-cell table:style-name="ce70" office:value-type="string">
            <text:p>++</text:p>
          </table:table-cell>
          <table:table-cell table:style-name="ce70" table:number-columns-repeated="4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*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office:value-type="string">
            <text:p>AC</text:p>
          </table:table-cell>
          <table:table-cell table:style-name="ce70" table:number-columns-repeated="7"/>
          <table:table-cell table:number-columns-repeated="243"/>
        </table:table-row>
        <table:table-row table:style-name="ro1">
          <table:table-cell/>
          <table:table-cell table:style-name="ce70" office:value-type="string">
            <text:p>**</text:p>
          </table:table-cell>
          <table:table-cell table:style-name="ce70" table:number-columns-repeated="5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9">09/09/2009</text:date>, <text:time>14:3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8-11-22T21:56:44</meta:creation-date>
    <dc:date>2009-09-09T14:39:03</dc:date>
    <dc:language>en-US</dc:language>
    <meta:editing-cycles>278</meta:editing-cycles>
    <meta:editing-duration>PT329H20M29S</meta:editing-duration>
    <dc:creator>Paul Klint</dc:creator>
    <meta:document-statistic meta:table-count="8" meta:cell-count="1239" meta:object-count="0"/>
    <meta:user-defined meta:name="Info 1"/>
    <meta:user-defined meta:name="Info 2"/>
    <meta:user-defined meta:name="Info 3"/>
    <meta:user-defined meta:name="Info 4"/>
  </office:meta>
</office:document-meta>
</file>